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linejoin="none" draw:fill-color="#fa0638"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stroke="none" draw:stroke-linejoin="none" draw:fill-color="#e33374"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draw:stroke-linejoin="none" draw:fill-color="#e30d5c"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draw:stroke="none" draw:stroke-linejoin="none" draw:fill-color="#6f65b8" draw:textarea-horizontal-align="justify" draw:textarea-vertical-align="middle" draw:auto-grow-height="false" fo:min-height="0.385cm" fo:min-width="0.135cm"/>
    </style:style>
    <style:style style:name="gr5" style:family="graphic" style:parent-style-name="standard">
      <style:graphic-properties draw:stroke="none" draw:stroke-linejoin="none" draw:fill-color="#5346b6" draw:textarea-horizontal-align="justify" draw:textarea-vertical-align="middle" draw:auto-grow-height="false" fo:min-height="0.385cm" fo:min-width="0.135cm"/>
    </style:style>
    <style:style style:name="P1" style:family="paragraph">
      <loext:graphic-properties draw:fill-color="#fa0638"/>
      <style:paragraph-properties fo:text-align="center"/>
    </style:style>
    <style:style style:name="P2" style:family="paragraph">
      <loext:graphic-properties draw:fill-color="#e33374"/>
      <style:paragraph-properties fo:text-align="center"/>
    </style:style>
    <style:style style:name="P3" style:family="paragraph">
      <loext:graphic-properties draw:fill-color="#e30d5c"/>
      <style:paragraph-properties fo:text-align="center"/>
    </style:style>
    <style:style style:name="P4" style:family="paragraph">
      <loext:graphic-properties draw:fill-color="#6f65b8"/>
      <style:paragraph-properties fo:text-align="center"/>
    </style:style>
    <style:style style:name="P5" style:family="paragraph">
      <loext:graphic-properties draw:fill-color="#5346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10.525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5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89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89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6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6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89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5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6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255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795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795cm" svg:y="1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255cm" svg:y="1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255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89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5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6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795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62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62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62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62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62cm" svg:y="1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255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89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5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16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795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3cm" svg:y="1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3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3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3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3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62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62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3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3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89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6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79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065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985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985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985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985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985cm" svg:y="1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065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065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065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065cm" svg:y="1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255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89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5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16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795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05cm" svg:y="6.39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0.635cm" svg:height="0.635cm" svg:x="8.62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9.255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8.62cm" svg:y="13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9.255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7.98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7.985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9.89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9.89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7.98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8.6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9.25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9.8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7.3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7.35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7.3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7.3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7.985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8.62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9.255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9.89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0.52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0.525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0.52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0.52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7.3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0.52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7.35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0.525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8.62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9.255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7.985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9.89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7.985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8.62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9.255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9.8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6.715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6.71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6.71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6.71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1.1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1.16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1.16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2.905cm" svg:y="6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1.16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" draw:text-style-name="P4" draw:layer="layout" svg:width="0.635cm" svg:height="0.635cm" svg:x="8.619cm" svg:y="12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9.254cm" svg:y="12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8.619cm" svg:y="13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9.254cm" svg:y="13.0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7.984cm" svg:y="11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7.984cm" svg:y="13.6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9.889cm" svg:y="13.6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9.889cm" svg:y="11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7.984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8.619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9.254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9.889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7.349cm" svg:y="11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7.349cm" svg:y="12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7.349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7.349cm" svg:y="1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7.984cm" svg:y="14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8.619cm" svg:y="14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9.254cm" svg:y="14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9.889cm" svg:y="14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0.524cm" svg:y="11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0.524cm" svg:y="12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0.52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0.524cm" svg:y="1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7.349cm" svg:y="11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0.524cm" svg:y="11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7.349cm" svg:y="14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0.524cm" svg:y="14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8.619cm" svg:y="10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9.254cm" svg:y="10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7.984cm" svg:y="10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9.889cm" svg:y="10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7.984cm" svg:y="1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8.619cm" svg:y="1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9.254cm" svg:y="1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9.889cm" svg:y="1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714cm" svg:y="12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714cm" svg:y="11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71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714cm" svg:y="1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1.159cm" svg:y="11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1.159cm" svg:y="12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1.159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2.904cm" svg:y="6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1.159cm" svg:y="13.69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4" draw:text-style-name="P4" draw:layer="layout" svg:width="0.635cm" svg:height="0.635cm" svg:x="4.175cm" svg:y="4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4.81cm" svg:y="4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4.175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4.81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3.54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5.445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5.445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3.54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4.175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4.81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5.445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2.905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2.90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2.90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2.90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3.54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4.17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4.8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5.44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0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08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08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0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2.90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08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2.90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08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4.175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4.81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3.54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5.445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3.54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4.17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4.81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5.44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2.2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2.2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2.2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71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71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71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6.71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8:59:04.976446260</meta:creation-date>
    <dc:date>2024-04-26T19:52:58.247446531</dc:date>
    <meta:editing-duration>PT2M57S</meta:editing-duration>
    <meta:editing-cycles>2</meta:editing-cycles>
    <meta:generator>LibreOffice/7.3.7.2$Linux_X86_64 LibreOffice_project/30$Build-2</meta:generator>
    <meta:document-statistic meta:object-count="192"/>
  </office:meta>
</office:document-meta>
</file>